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OnlyHttpHeaders.getConten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adOnlyHttpHeaders.clearConten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adOnlyHttpHeaders.ReadOnlyHttpHeaders( MultiValueMap &lt; String , String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HttpHeaders.put( String key , List &lt; String &gt;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HttpHeaders.getAccep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adOnlyHttpHeaders.set( String headerName , @ Nullable String header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HttpHeaders.addAll( MultiValueMap &lt; String , Stri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HttpHeaders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HttpHeader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HttpHeaders.toSingleValu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HttpHeaders.get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dOnlyHttpHeaders.setAll( Map &lt; String , Stri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adOnlyHttpHeaders.addAll( String key , List &lt; ? extends Stri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HttpHeaders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HttpHeaders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HttpHeaders.add( String headerName , @ Nullable String header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HttpHeaders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adOnlyHttpHeaders.putAll( Map &lt; ? extends String , ? extends List &lt; String &gt;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